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ize="20pt" style:font-size-asian="20pt" style:font-size-complex="20pt"/>
    </style:style>
    <style:style style:name="P2" style:family="paragraph" style:parent-style-name="Standard">
      <style:text-properties fo:color="#800000" fo:font-size="16pt" style:font-size-asian="16pt" style:font-size-complex="16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ff00ff"/>
    </style:style>
    <style:style style:name="T4" style:family="text">
      <style:text-properties fo:color="#ffd320"/>
    </style:style>
    <style:style style:name="T5" style:family="text">
      <style:text-properties fo:color="#ffff00"/>
    </style:style>
    <style:style style:name="T6" style:family="text">
      <style:text-properties fo:color="#ffb51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Class</text:span> AM_QtPackageManager</text:p>
      <text:p text:style-name="Standard"/>
      <text:p text:style-name="Standard"><text:span text:style-name="T3">#include</text:span> <text:span text:style-name="T6">&lt;AM_QtPackageManager.h&gt;</text:span></text:p>
      <text:p text:style-name="Standard">Export from libezxaid</text:p>
      <text:p text:style-name="Standard">Librares depends on (Cross compile at linking time):</text:p>
      <text:p text:style-name="Standard">ezxam,dmnative,ezxphone,ezx-cmseccert,ezxdrmsp,ezxssl,ezxtapi,ezxflex,ezxdrmsecuretime,ezxdrmcipher</text:p>
      <text:p text:style-name="Standard"/>
      <text:p text:style-name="P2">Usage:</text:p>
      <text:p text:style-name="Standard">using EZX API to install mpkg( tar.gz package).</text:p>
      <text:p text:style-name="Standard"/>
      <text:p text:style-name="Standard">AM_QtPackageManager qpm;</text:p>
      <text:p text:style-name="Standard">qmp.install(“/mmc/mmca1/test.tar.gz”,AM_Global::Card1);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wbin </meta:initial-creator>
    <meta:creation-date>2010-06-24T18:29:35</meta:creation-date>
    <dc:date>2010-06-24T18:40:58</dc:date>
    <dc:creator>wbin </dc:creator>
    <meta:editing-duration>PT00H11M24S</meta:editing-duration>
    <meta:editing-cycles>3</meta:editing-cycles>
    <meta:generator>OpenOffice.org/3.2$Linux OpenOffice.org_project/320m12$Build-9483</meta:generator>
    <meta:document-statistic meta:table-count="0" meta:image-count="0" meta:object-count="0" meta:page-count="1" meta:paragraph-count="9" meta:word-count="28" meta:character-count="361"/>
  </office:meta>
</office:document-meta>
</file>